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98000000988AB89EF9CDE4FD0A.png" manifest:media-type="image/png"/>
  <manifest:file-entry manifest:full-path="Pictures/200000110000184A000032BFC8EC5342DF2EC32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256cm" fo:margin-left="-0.132cm" style:page-number="auto" table:align="left" style:writing-mode="lr-tb"/>
    </style:style>
    <style:style style:name="Table1.A" style:family="table-column">
      <style:table-column-properties style:column-width="2.745cm"/>
    </style:style>
    <style:style style:name="Table1.B" style:family="table-column">
      <style:table-column-properties style:column-width="0.88cm"/>
    </style:style>
    <style:style style:name="Table1.C" style:family="table-column">
      <style:table-column-properties style:column-width="8.751cm"/>
    </style:style>
    <style:style style:name="Table1.D" style:family="table-column">
      <style:table-column-properties style:column-width="3.881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2" style:family="table-row">
      <style:table-row-properties style:min-row-height="0.998cm" fo:keep-together="always"/>
    </style:style>
    <style:style style:name="Table2" style:family="table">
      <style:table-properties style:width="16.263cm" fo:margin-left="-0.132cm" table:align="left" style:writing-mode="lr-tb"/>
    </style:style>
    <style:style style:name="Table2.A" style:family="table-column">
      <style:table-column-properties style:column-width="16.263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3" style:family="table">
      <style:table-properties style:width="16.187cm" fo:margin-left="-0.071cm" table:align="left" style:writing-mode="lr-tb"/>
    </style:style>
    <style:style style:name="Table3.A" style:family="table-column">
      <style:table-column-properties style:column-width="1.803cm"/>
    </style:style>
    <style:style style:name="Table3.B" style:family="table-column">
      <style:table-column-properties style:column-width="14.385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3.2" style:family="table-row">
      <style:table-row-properties style:min-row-height="0.485cm" fo:keep-together="always"/>
    </style:style>
    <style:style style:name="Table3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3.20" style:family="table-row">
      <style:table-row-properties style:min-row-height="0.497cm" fo:keep-together="always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8pt" fo:language="pt" fo:country="BR" fo:font-weight="bold" style:font-size-asian="8pt" style:font-weight-asian="bold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pt" officeooo:paragraph-rsid="0019b0f4" style:font-size-asian="10pt" style:font-size-complex="10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fo:font-weight="normal" officeooo:paragraph-rsid="0018e900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language="pt" fo:country="BR"/>
    </style:style>
    <style:style style:name="P7" style:family="paragraph" style:parent-style-name="Standard">
      <style:text-properties fo:font-size="11pt" fo:language="pt" fo:country="BR" officeooo:paragraph-rsid="0010d93e" style:font-size-asian="11pt"/>
    </style:style>
    <style:style style:name="P8" style:family="paragraph" style:parent-style-name="Standard">
      <style:text-properties fo:font-size="11pt" fo:language="pt" fo:country="BR" officeooo:paragraph-rsid="00172a65" style:font-size-asian="11pt"/>
    </style:style>
    <style:style style:name="P9" style:family="paragraph" style:parent-style-name="Standard">
      <style:text-properties fo:font-size="11pt" fo:language="pt" fo:country="BR" officeooo:paragraph-rsid="00322afc" style:font-size-asian="11pt"/>
    </style:style>
    <style:style style:name="P10" style:family="paragraph" style:parent-style-name="Standard">
      <style:text-properties fo:font-size="11pt" fo:language="pt" fo:country="BR" fo:font-weight="bold" style:font-size-asian="11pt" style:font-weight-asian="bold"/>
    </style:style>
    <style:style style:name="P11" style:family="paragraph" style:parent-style-name="Standard">
      <style:text-properties fo:font-size="11pt" fo:language="pt" fo:country="BR" fo:font-weight="bold" officeooo:paragraph-rsid="00172a65" style:font-size-asian="11pt" style:font-weight-asian="bold"/>
    </style:style>
    <style:style style:name="P12" style:family="paragraph" style:parent-style-name="Standard">
      <style:text-properties fo:font-size="11pt" fo:language="pt" fo:country="BR" fo:font-style="italic" fo:font-weight="normal" officeooo:paragraph-rsid="0011923a" style:font-size-asian="11pt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ize="8pt" fo:language="pt" fo:country="BR" style:font-size-asian="8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bold" style:font-size-asian="10pt" style:font-style-asian="normal" style:font-weight-asian="bold" style:font-size-complex="10pt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bold" officeooo:rsid="0020121f" officeooo:paragraph-rsid="0020121f" style:font-size-asian="10pt" style:font-style-asian="normal" style:font-weight-asian="bold" style:font-size-complex="10pt" style:font-style-complex="norm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pt" fo:country="BR" fo:font-style="normal" fo:font-weight="bold" officeooo:rsid="0030f976" officeooo:paragraph-rsid="0030f976" style:font-size-asian="10pt" style:font-style-asian="normal" style:font-weight-asian="bold" style:font-size-complex="10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bold" style:font-size-asian="10pt" style:font-style-asian="normal" style:font-weight-asian="bold" style:font-name-complex="Arial" style:font-size-complex="10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0pt" fo:language="pt" fo:country="BR" fo:font-style="normal" style:font-size-asian="10pt" style:font-style-asian="normal" style:font-name-complex="Arial" style:font-size-complex="10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0pt" fo:language="pt" fo:country="BR" fo:font-style="normal" style:text-underline-style="none" fo:font-weight="normal" officeooo:rsid="000de594" officeooo:paragraph-rsid="001bc2f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paragraph-rsid="0018e900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paragraph-rsid="0019b0f4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0973c" officeooo:paragraph-rsid="0020973c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0973c" officeooo:paragraph-rsid="00240775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0973c" officeooo:paragraph-rsid="00253457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0973c" officeooo:paragraph-rsid="0028906f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40775" officeooo:paragraph-rsid="00240775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53457" officeooo:paragraph-rsid="00253457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5fbb4" officeooo:paragraph-rsid="0025fbb4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5fbb4" officeooo:paragraph-rsid="0028906f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5fbb4" officeooo:paragraph-rsid="002ae017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6b9e1" officeooo:paragraph-rsid="0026b9e1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style="normal" fo:font-weight="normal" officeooo:rsid="0026b9e1" officeooo:paragraph-rsid="0030f976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0pt" fo:language="pt" fo:country="BR" fo:font-style="italic" style:font-size-asian="10pt" style:font-style-asian="italic" style:font-size-complex="10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0pt" fo:language="pt" fo:country="BR" fo:font-style="italic" officeooo:rsid="0020121f" officeooo:paragraph-rsid="0020121f" style:font-size-asian="10pt" style:font-style-asian="italic" style:font-size-complex="10pt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0pt" fo:language="pt" fo:country="BR" fo:font-style="italic" officeooo:rsid="0030f976" officeooo:paragraph-rsid="0030f976" style:font-size-asian="10pt" style:font-style-asian="italic" style:font-size-complex="10pt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0pt" fo:language="pt" fo:country="BR" fo:font-style="italic" officeooo:rsid="0035537b" officeooo:paragraph-rsid="0035537b" style:font-size-asian="10pt" style:font-style-asian="italic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weight="bold" officeooo:paragraph-rsid="000eb58b" style:font-size-asian="10pt" style:font-weight-asian="bold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0pt" fo:language="pt" fo:country="BR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0pt" fo:font-weight="normal" officeooo:paragraph-rsid="000eb58b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0pt" fo:language="pt" fo:country="BR" fo:font-style="normal" style:font-size-asian="10pt" style:font-style-asian="normal" style:font-size-complex="10pt" style:font-style-complex="normal"/>
    </style:style>
    <style:style style:name="P41" style:family="paragraph" style:parent-style-name="Standard">
      <style:paragraph-properties fo:text-align="justify" style:justify-single-word="false"/>
      <style:text-properties fo:font-size="10pt" fo:language="pt" fo:country="BR" fo:font-weight="bold" style:font-size-asian="10pt" style:font-weight-asian="bold" style:font-size-complex="10pt"/>
    </style:style>
    <style:style style:name="P42" style:family="paragraph" style:parent-style-name="Standard">
      <style:paragraph-properties fo:text-align="center" style:justify-single-word="false"/>
      <style:text-properties fo:font-size="10pt" fo:language="pt" fo:country="BR" fo:font-weight="bold" style:font-size-asian="10pt" style:font-weight-asian="bold" style:font-size-complex="10pt"/>
    </style:style>
    <style:style style:name="P43" style:family="paragraph" style:parent-style-name="Standard">
      <style:paragraph-properties fo:text-align="justify" style:justify-single-word="false"/>
      <style:text-properties fo:font-size="10pt" fo:language="pt" fo:country="BR" fo:font-style="italic" style:font-size-asian="10pt" style:font-style-asian="italic" style:font-size-complex="10pt"/>
    </style:style>
    <style:style style:name="P44" style:family="paragraph" style:parent-style-name="Standard">
      <style:paragraph-properties fo:text-align="justify" style:justify-single-word="false"/>
      <style:text-properties fo:font-size="10pt" fo:language="pt" fo:country="BR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0pt" fo:language="pt" fo:country="BR" fo:font-weight="normal" officeooo:paragraph-rsid="0019b0f4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0pt" officeooo:paragraph-rsid="000eb58b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fo:font-size="10pt" officeooo:paragraph-rsid="000feaf8" style:font-size-asian="10pt" style:font-size-complex="10pt"/>
    </style:style>
    <style:style style:name="P50" style:family="paragraph" style:parent-style-name="Standard">
      <style:text-properties fo:font-size="10pt" officeooo:paragraph-rsid="000eb58b" style:font-size-asian="10pt" style:font-size-complex="10pt"/>
    </style:style>
    <style:style style:name="P51" style:family="paragraph" style:parent-style-name="Standard">
      <style:text-properties fo:font-size="10pt" officeooo:rsid="001a2f76" officeooo:paragraph-rsid="001a2f76" style:font-size-asian="10pt" style:font-size-complex="10pt"/>
    </style:style>
    <style:style style:name="P52" style:family="paragraph" style:parent-style-name="Default_20_Style">
      <style:text-properties fo:font-size="10pt" style:font-size-asian="10pt" style:font-size-complex="10pt"/>
    </style:style>
    <style:style style:name="P53" style:family="paragraph" style:parent-style-name="Standard">
      <style:paragraph-properties fo:margin-left="0.076cm" fo:margin-right="-0.007cm" fo:text-align="start" style:justify-single-word="false" fo:text-indent="0cm" style:auto-text-indent="false"/>
      <style:text-properties fo:font-size="10pt" officeooo:paragraph-rsid="001a2f76" style:font-size-asian="10pt" style:font-size-complex="10pt"/>
    </style:style>
    <style:style style:name="P54" style:family="paragraph" style:parent-style-name="Heading_20_3">
      <style:text-properties fo:font-size="10pt" fo:language="pt" fo:country="BR" style:font-size-asian="10pt"/>
    </style:style>
    <style:style style:name="P55" style:family="paragraph" style:parent-style-name="Heading_20_4">
      <style:text-properties fo:font-size="10pt" fo:language="pt" fo:country="BR" style:font-size-asian="10pt"/>
    </style:style>
    <style:style style:name="P56" style:family="paragraph">
      <loext:graphic-properties draw:fill="none" draw:fill-color="#99ccff"/>
      <style:paragraph-properties fo:margin-left="0cm" fo:margin-right="0cm" fo:margin-top="0cm" fo:margin-bottom="0cm" fo:line-height="9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c4a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9b0f4"/>
    </style:style>
    <style:style style:name="T4" style:family="text">
      <style:text-properties style:text-underline-style="solid" style:text-underline-width="auto" style:text-underline-color="font-color" officeooo:rsid="0020121f"/>
    </style:style>
    <style:style style:name="T5" style:family="text">
      <style:text-properties style:text-position="super 58%" fo:language="pt" fo:country="BR"/>
    </style:style>
    <style:style style:name="T6" style:family="text">
      <style:text-properties style:text-position="super 58%" fo:language="pt" fo:country="BR" style:text-underline-style="none" fo:font-weight="bold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9b0f4" style:font-weight-asian="bold" style:font-weight-complex="bold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0d93e" style:font-style-asian="italic"/>
    </style:style>
    <style:style style:name="T13" style:family="text">
      <style:text-properties fo:font-style="italic" officeooo:rsid="00172a65" style:font-style-asian="italic"/>
    </style:style>
    <style:style style:name="T14" style:family="text">
      <style:text-properties fo:font-style="italic" officeooo:rsid="0036fa94" style:font-style-asian="italic"/>
    </style:style>
    <style:style style:name="T15" style:family="text">
      <style:text-properties fo:font-style="italic" fo:font-weight="bold" style:font-style-asian="italic" style:font-weight-asian="bold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72a65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b3f93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22afc" style:font-style-asian="italic" style:font-weight-asian="normal" style:font-style-complex="italic" style:font-weight-complex="normal"/>
    </style:style>
    <style:style style:name="T20" style:family="text">
      <style:text-properties fo:language="pt" fo:country="BR"/>
    </style:style>
    <style:style style:name="T21" style:family="text">
      <style:text-properties fo:language="pt" fo:country="BR" fo:font-weight="bold" style:font-weight-asian="bold"/>
    </style:style>
    <style:style style:name="T22" style:family="text">
      <style:text-properties fo:language="pt" fo:country="BR" fo:font-weight="bold" style:font-weight-asian="bold" style:font-weight-complex="normal"/>
    </style:style>
    <style:style style:name="T23" style:family="text">
      <style:text-properties fo:language="pt" fo:country="BR" fo:font-weight="bold" officeooo:rsid="00343b65" style:font-weight-asian="bold" style:font-weight-complex="normal"/>
    </style:style>
    <style:style style:name="T24" style:family="text">
      <style:text-properties fo:language="pt" fo:country="BR" fo:font-weight="bold" style:font-weight-asian="bold" style:font-name-complex="Times New Roman" style:font-weight-complex="bold"/>
    </style:style>
    <style:style style:name="T25" style:family="text">
      <style:text-properties fo:language="pt" fo:country="BR" fo:font-weight="bold" officeooo:rsid="00172a65" style:font-weight-asian="bold"/>
    </style:style>
    <style:style style:name="T26" style:family="text">
      <style:text-properties fo:language="pt" fo:country="BR" fo:font-weight="bold" officeooo:rsid="0018e900" style:font-weight-asian="bold"/>
    </style:style>
    <style:style style:name="T27" style:family="text">
      <style:text-properties fo:language="pt" fo:country="BR" fo:font-weight="bold" style:font-weight-asian="bold" style:font-weight-complex="bold"/>
    </style:style>
    <style:style style:name="T28" style:family="text">
      <style:text-properties fo:language="pt" fo:country="BR" fo:font-weight="bold" officeooo:rsid="00343b65" style:font-weight-asian="bold"/>
    </style:style>
    <style:style style:name="T29" style:family="text">
      <style:text-properties fo:language="pt" fo:country="BR" fo:font-weight="bold" officeooo:rsid="003660b2" style:font-weight-asian="bold"/>
    </style:style>
    <style:style style:name="T30" style:family="text">
      <style:text-properties fo:language="pt" fo:country="BR" fo:font-weight="normal" style:font-weight-asian="normal" style:font-weight-complex="normal"/>
    </style:style>
    <style:style style:name="T31" style:family="text">
      <style:text-properties fo:language="pt" fo:country="BR" officeooo:rsid="000eb58b"/>
    </style:style>
    <style:style style:name="T32" style:family="text">
      <style:text-properties fo:language="pt" fo:country="BR" style:font-name-complex="Times New Roman"/>
    </style:style>
    <style:style style:name="T33" style:family="text">
      <style:text-properties fo:language="pt" fo:country="BR" officeooo:rsid="000feaf8"/>
    </style:style>
    <style:style style:name="T34" style:family="text">
      <style:text-properties fo:language="pt" fo:country="BR" officeooo:rsid="0010d93e"/>
    </style:style>
    <style:style style:name="T35" style:family="text">
      <style:text-properties fo:language="pt" fo:country="BR" fo:font-style="italic" fo:font-weight="bold" style:font-style-asian="italic" style:font-weight-asian="bold"/>
    </style:style>
    <style:style style:name="T36" style:family="text">
      <style:text-properties fo:language="pt" fo:country="BR" fo:font-style="italic" style:font-style-asian="italic"/>
    </style:style>
    <style:style style:name="T37" style:family="text">
      <style:text-properties fo:language="pt" fo:country="BR" fo:font-style="normal" style:font-style-asian="normal" style:font-style-complex="normal"/>
    </style:style>
    <style:style style:name="T38" style:family="text">
      <style:text-properties fo:language="pt" fo:country="BR" fo:font-style="normal" officeooo:rsid="001b3c28" style:font-style-asian="normal" style:font-style-complex="normal"/>
    </style:style>
    <style:style style:name="T39" style:family="text">
      <style:text-properties fo:language="pt" fo:country="BR" officeooo:rsid="0019b0f4"/>
    </style:style>
    <style:style style:name="T40" style:family="text">
      <style:text-properties fo:language="pt" fo:country="BR" style:text-underline-style="solid" style:text-underline-width="auto" style:text-underline-color="font-color" officeooo:rsid="0019b0f4"/>
    </style:style>
    <style:style style:name="T41" style:family="text">
      <style:text-properties fo:language="pt" fo:country="BR" officeooo:rsid="001e3a5f"/>
    </style:style>
    <style:style style:name="T42" style:family="text">
      <style:text-properties fo:language="pt" fo:country="BR" officeooo:rsid="00313de6"/>
    </style:style>
    <style:style style:name="T43" style:family="text">
      <style:text-properties fo:language="pt" fo:country="BR" officeooo:rsid="003660b2"/>
    </style:style>
    <style:style style:name="T44" style:family="text">
      <style:text-properties style:font-name="Symbol"/>
    </style:style>
    <style:style style:name="T45" style:family="text">
      <style:text-properties style:font-name="Symbol" fo:font-weight="bold" style:font-weight-asian="bold"/>
    </style:style>
    <style:style style:name="T46" style:family="text">
      <style:text-properties style:font-name="Symbol" fo:font-weight="bold" officeooo:rsid="0019b0f4" style:font-weight-asian="bold"/>
    </style:style>
    <style:style style:name="T47" style:family="text">
      <style:text-properties style:font-name="Symbol" fo:language="pt" fo:country="BR" fo:font-weight="bold" style:font-weight-asian="bold" style:font-weight-complex="normal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officeooo:rsid="0020121f" style:font-name-complex="Arial"/>
    </style:style>
    <style:style style:name="T50" style:family="text">
      <style:text-properties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10d93e" style:font-style-asian="normal" style:font-weight-asian="bold" style:font-style-complex="normal" style:font-weight-complex="bold"/>
    </style:style>
    <style:style style:name="T52" style:family="text">
      <style:text-properties fo:language="en" fo:country="US" fo:font-weight="bold" style:font-weight-asian="bold" style:font-name-complex="Times New Roman" style:font-weight-complex="bold"/>
    </style:style>
    <style:style style:name="T53" style:family="text">
      <style:text-properties fo:language="en" fo:country="US" style:font-name-complex="Times New Roman"/>
    </style:style>
    <style:style style:name="T54" style:family="text">
      <style:text-properties style:font-name="Times New Roman" fo:font-weight="normal" style:font-weight-asian="normal" style:font-name-complex="Times New Roman" style:font-weight-complex="normal"/>
    </style:style>
    <style:style style:name="T55" style:family="text">
      <style:text-properties style:font-name="Times New Roman" fo:font-weight="normal" officeooo:rsid="000eb58b" style:font-weight-asian="normal" style:font-name-complex="Times New Roman" style:font-weight-complex="normal"/>
    </style:style>
    <style:style style:name="T56" style:family="text">
      <style:text-properties style:font-name="Times New Roman" fo:font-weight="normal" officeooo:rsid="001a2f76" style:font-weight-asian="normal" style:font-name-complex="Times New Roman" style:font-weight-complex="normal"/>
    </style:style>
    <style:style style:name="T57" style:family="text">
      <style:text-properties style:font-name="Times New Roman" fo:font-weight="normal" style:font-weight-asian="normal" style:font-weight-complex="normal"/>
    </style:style>
    <style:style style:name="T58" style:family="text">
      <style:text-properties style:font-name="Times New Roman" fo:font-style="italic" fo:font-weight="normal" style:font-style-asian="italic" style:font-weight-asian="normal" style:font-name-complex="Times New Roman" style:font-style-complex="italic" style:font-weight-complex="normal"/>
    </style:style>
    <style:style style:name="T59" style:family="text">
      <style:text-properties style:font-name="Times New Roman" fo:font-weight="bold" style:font-weight-asian="bold" style:font-name-complex="Times New Roman" style:font-weight-complex="bold"/>
    </style:style>
    <style:style style:name="T60" style:family="text">
      <style:text-properties style:font-name="Times New Roman" fo:language="en" fo:country="US" fo:font-weight="normal" style:font-weight-asian="normal" style:font-name-complex="Times New Roman" style:font-weight-complex="normal"/>
    </style:style>
    <style:style style:name="T61" style:family="text">
      <style:text-properties style:font-name="Times New Roman" fo:language="pt" fo:country="BR" fo:font-style="normal" officeooo:rsid="0018e900" style:font-style-asian="normal" style:font-name-complex="Arial" style:font-style-complex="normal"/>
    </style:style>
    <style:style style:name="T62" style:family="text">
      <style:text-properties style:font-name="Times New Roman" fo:language="pt" fo:country="BR" fo:font-style="normal" officeooo:rsid="0019b0f4" style:font-style-asian="normal" style:font-name-complex="Arial" style:font-style-complex="normal"/>
    </style:style>
    <style:style style:name="T63" style:family="text">
      <style:text-properties style:font-name="Times New Roman" fo:language="pt" fo:country="BR" fo:font-style="normal" fo:font-weight="bold" officeooo:rsid="0019b0f4" style:font-style-asian="normal" style:font-weight-asian="bold" style:font-name-complex="Arial" style:font-style-complex="normal" style:font-weight-complex="bold"/>
    </style:style>
    <style:style style:name="T64" style:family="text">
      <style:text-properties style:font-name="Times New Roman" fo:language="pt" fo:country="BR" fo:font-style="normal" fo:font-weight="bold" officeooo:rsid="0018e900" style:font-style-asian="normal" style:font-weight-asian="bold" style:font-name-complex="Arial" style:font-style-complex="normal" style:font-weight-complex="bold"/>
    </style:style>
    <style:style style:name="T65" style:family="text">
      <style:text-properties style:font-name="Times New Roman" fo:font-size="10pt" fo:font-weight="normal" style:font-size-asian="10pt" style:font-weight-asian="normal" style:font-name-complex="Times New Roman" style:font-size-complex="10pt" style:font-weight-complex="normal"/>
    </style:style>
    <style:style style:name="T66" style:family="text">
      <style:text-properties style:font-name="Times New Roman" fo:font-size="10pt" fo:font-style="italic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67" style:family="text">
      <style:text-properties officeooo:rsid="000eb58b"/>
    </style:style>
    <style:style style:name="T68" style:family="text">
      <style:text-properties officeooo:rsid="0010d93e"/>
    </style:style>
    <style:style style:name="T69" style:family="text">
      <style:text-properties officeooo:rsid="0011923a"/>
    </style:style>
    <style:style style:name="T70" style:family="text">
      <style:text-properties officeooo:rsid="00172a65"/>
    </style:style>
    <style:style style:name="T71" style:family="text">
      <style:text-properties officeooo:rsid="0018e900"/>
    </style:style>
    <style:style style:name="T72" style:family="text">
      <style:text-properties officeooo:rsid="0019b0f4"/>
    </style:style>
    <style:style style:name="T73" style:family="text">
      <style:text-properties style:text-underline-style="none" officeooo:rsid="0019b0f4"/>
    </style:style>
    <style:style style:name="T74" style:family="text">
      <style:text-properties officeooo:rsid="001a2f76"/>
    </style:style>
    <style:style style:name="T75" style:family="text">
      <style:text-properties officeooo:rsid="001bc2f5"/>
    </style:style>
    <style:style style:name="T76" style:family="text">
      <style:text-properties officeooo:rsid="0020973c"/>
    </style:style>
    <style:style style:name="T77" style:family="text">
      <style:text-properties officeooo:rsid="00240775"/>
    </style:style>
    <style:style style:name="T78" style:family="text">
      <style:text-properties officeooo:rsid="00253457"/>
    </style:style>
    <style:style style:name="T79" style:family="text">
      <style:text-properties officeooo:rsid="0026b9e1"/>
    </style:style>
    <style:style style:name="T80" style:family="text">
      <style:text-properties officeooo:rsid="0028906f"/>
    </style:style>
    <style:style style:name="T81" style:family="text">
      <style:text-properties officeooo:rsid="00297fb2"/>
    </style:style>
    <style:style style:name="T82" style:family="text">
      <style:text-properties officeooo:rsid="002d275a"/>
    </style:style>
    <style:style style:name="T83" style:family="text">
      <style:text-properties officeooo:rsid="0030f976"/>
    </style:style>
    <style:style style:name="T84" style:family="text">
      <style:text-properties officeooo:rsid="00322afc"/>
    </style:style>
    <style:style style:name="T85" style:family="text">
      <style:text-properties officeooo:rsid="003660b2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h text:style-name="P55" text:outline-level="4">CAT <text:span text:style-name="T84">124</text:span></text:h>
          </table:table-cell>
          <table:covered-table-cell/>
          <table:table-cell table:style-name="Table1.A1" office:value-type="string">
            <text:h text:style-name="P54" text:outline-level="3">ELETROTÉCNICA GERAL</text:h>
          </table:table-cell>
          <table:table-cell table:style-name="Table1.D1" office:value-type="string">
            <text:p text:style-name="Standard"><text:span text:style-name="T43">1</text:span><text:span text:style-name="T6">o</text:span><text:span text:style-name="T21"> SEMESTRE 201</text:span><text:span text:style-name="T29">7</text:span></text:p>
          </table:table-cell>
        </table:table-row>
        <table:table-row table:style-name="Table1.2">
          <table:table-cell table:style-name="Table1.D1" table:number-columns-spanned="4" office:value-type="string">
            <text:p text:style-name="P7"><text:span text:style-name="T7">Professores:</text:span><text:span text:style-name="T48"> </text:span><text:span text:style-name="T16">Msc.</text:span><text:span text:style-name="T15"> </text:span><text:span text:style-name="T11">Danny Augusto Vieira Tonidandel</text:span><text:span text:style-name="T10"> <text:s/></text:span></text:p>
            <text:p text:style-name="P7"><text:span text:style-name="T50">Contato </text:span><text:span text:style-name="T51">(via website)</text:span><text:span text:style-name="T50">:</text:span><text:span text:style-name="T10"> </text:span><text:a xlink:type="simple" xlink:href="http://professor.ufop.br/tonidandel" text:style-name="Internet_20_link" text:visited-style-name="Visited_20_Internet_20_Link"><text:span text:style-name="T12">professor.ufop.br/tonidandel</text:span></text:a><text:span text:style-name="T12"> </text:span><text:span text:style-name="T14">ou plataforma Moodle</text:span><text:span text:style-name="T12"> 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0">Turmas: <text:span text:style-name="T84">75</text:span>/<text:span text:style-name="T84">76</text:span></text:p>
          </table:table-cell>
          <table:table-cell table:style-name="Table1.D1" table:number-columns-spanned="3" office:value-type="string">
            <text:p text:style-name="P11">Horário:</text:p>
            <text:p text:style-name="P8"><text:span text:style-name="T17">Te</text:span><text:span text:style-name="T16">óricas: </text:span><text:span text:style-name="T19">terças</text:span><text:span text:style-name="T16">-feira</text:span><text:span text:style-name="T17">s –</text:span><text:span text:style-name="T18"> </text:span><text:span text:style-name="T19">laboratório de Eletrotécnica – 07:30-10:00</text:span></text:p>
            <text:p text:style-name="P9"><text:span text:style-name="T19">Práticas</text:span><text:span text:style-name="T16">: </text:span><text:span text:style-name="T19">terças</text:span><text:span text:style-name="T16">-feira</text:span><text:span text:style-name="T17">s –</text:span><text:span text:style-name="T18"> </text:span><text:span text:style-name="T19">laboratório de Eletrotécnica – 10:10-12:00</text:span></text:p>
            <text:p text:style-name="P12"><text:span text:style-name="T69">website</text:span>: <text:a xlink:type="simple" xlink:href="http://professor.ufop.br/tonidandel" text:style-name="Internet_20_link" text:visited-style-name="Visited_20_Internet_20_Link"><text:span text:style-name="T68">professor.ufop.br/tonidandel</text:span></text:a></text:p>
          </table:table-cell>
          <table:covered-table-cell/>
          <table:covered-table-cell/>
        </table:table-row>
      </table:table>
      <text:p text:style-name="P1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1">Objetivos da disciplina<text:span text:style-name="T10">:</text:span></text:p>
            <text:p text:style-name="P43">a<text:span text:style-name="T7">) geral</text:span> – Consolidar os conhecimentos básicos de eletromagnetismo e medições elétricas.</text:p>
            <text:p text:style-name="P48"><text:span text:style-name="T35">b) específicos</text:span><text:span text:style-name="T36"> – </text:span><text:span text:style-name="T37">Possibilitar ao aluno compreender conceitos </text:span><text:span text:style-name="T38">básicos </text:span><text:span text:style-name="T37">de </text:span><text:span text:style-name="T38">circuitos elétricos, </text:span><text:span text:style-name="T37">máquinas de corrente contínua </text:span><text:span text:style-name="T38">e</text:span><text:span text:style-name="T37"> alternada, </text:span><text:span text:style-name="T38">bem como rudimentos de acionamentos elétricos</text:span><text:span text:style-name="T37">. Assim, ao final do curso espera-se que o aluno:</text:span></text:p>
            <text:p>- Esteja familiarizado com os instrumentos de medidas, elementos de circuitos e equipamentos elétricos;</text:p>
            <text:p text:style-name="P40">- Esteja apto a conceber e projetar painéis de comando utilizando contatores;</text:p>
            <text:p text:style-name="P40">- Desenvolva o pensamento crítico <text:span text:style-name="T70">e de</text:span> síntese, <text:span text:style-name="T70">na resolução de problemas práticos de engenharia;</text:span></text:p>
          </table:table-cell>
        </table:table-row>
        <table:table-row table:style-name="Table2.1">
          <table:table-cell table:style-name="Table2.A1" office:value-type="string">
            <text:p text:style-name="P44"><text:span text:style-name="T7">Metodologia</text:span><text:span text:style-name="T10">:Aulas teóricas </text:span><text:span text:style-name="T13">historicamente contextualizadas, </text:span><text:span text:style-name="T10">intercaladas com a resolução de problemas propostos a serem realizados em sala ou em casa. Aulas práticas de laboratório.</text:span></text:p>
          </table:table-cell>
        </table:table-row>
      </table:table>
      <text:p text:style-name="P1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2">Datas </text:p>
          </table:table-cell>
          <table:table-cell table:style-name="Table3.B1" office:value-type="string">
            <text:p text:style-name="P42">Conteúdo</text:p>
          </table:table-cell>
        </table:table-row>
        <table:table-row table:style-name="Table3.2">
          <table:table-cell table:style-name="Table3.A1" office:value-type="string">
            <text:p text:style-name="P33"/>
          </table:table-cell>
          <table:table-cell table:style-name="Table3.B1" office:value-type="string">
            <text:p text:style-name="P17">Aulas teóricas</text:p>
          </table:table-cell>
        </table:table-row>
        <table:table-row table:style-name="Table3.1">
          <table:table-cell table:style-name="Table3.A3" office:value-type="string">
            <text:p text:style-name="P33">semana</text:p>
          </table:table-cell>
          <table:table-cell table:style-name="Table3.B3" office:value-type="string">
            <text:p text:style-name="P14"><text:span text:style-name="T2">Unidade </text:span><text:span text:style-name="T4">I</text:span> : <text:span text:style-name="T49">Eletromagnetismo e Circuitos de Corrente Alternada</text:span></text:p>
          </table:table-cell>
        </table:table-row>
        <table:table-row table:style-name="Table3.1">
          <table:table-cell table:style-name="Table3.A3" office:value-type="string">
            <text:p text:style-name="P35"><text:span text:style-name="T85">1 e </text:span>2</text:p>
            <text:p text:style-name="P36"/>
          </table:table-cell>
          <table:table-cell table:style-name="Table3.B3" office:value-type="string">
            <text:p text:style-name="P26">Laboratório: Apresentação do laboratório</text:p>
            <text:p text:style-name="P22"><text:span text:style-name="T77">Sala de aula: </text:span>Apresentação da disciplina</text:p>
          </table:table-cell>
        </table:table-row>
        <table:table-row table:style-name="Table3.1">
          <table:table-cell table:style-name="Table3.A3" office:value-type="string">
            <text:p text:style-name="P35">3</text:p>
          </table:table-cell>
          <table:table-cell table:style-name="Table3.B3" office:value-type="string">
            <text:p text:style-name="P23"><text:span text:style-name="T77">Laboratório</text:span>: segurança em serviços de eletricidade</text:p>
            <text:p text:style-name="P22"><text:span text:style-name="T78">Sala de aula: </text:span>Conceitos básicos sobre eletricidade: <text:span text:style-name="T78">Equações de Maxwell</text:span></text:p>
          </table:table-cell>
        </table:table-row>
        <table:table-row table:style-name="Table3.1">
          <table:table-cell table:style-name="Table3.A3" office:value-type="string">
            <text:p text:style-name="P35">4</text:p>
            <text:p text:style-name="P36"/>
          </table:table-cell>
          <table:table-cell table:style-name="Table3.B3" office:value-type="string">
            <text:p text:style-name="P24"><text:span text:style-name="T78">Laboratório</text:span>: <text:span text:style-name="T78">Leis de Ohm e Kirchhoff (exercícios)</text:span></text:p>
            <text:p text:style-name="P22"><text:span text:style-name="T78">Sala de aula: </text:span>Circuitos Magnéticos e Indução Eletromagnética</text:p>
          </table:table-cell>
        </table:table-row>
        <table:table-row table:style-name="Table3.1">
          <table:table-cell table:style-name="Table3.A3" office:value-type="string">
            <text:p text:style-name="P35">5</text:p>
          </table:table-cell>
          <table:table-cell table:style-name="Table3.B3" office:value-type="string">
            <text:p text:style-name="P27">Laboratório: C<text:span text:style-name="T76">ircuitos magnéticos e </text:span>I<text:span text:style-name="T76">ndução </text:span>Eletromagnética (demonstração)</text:p>
            <text:p text:style-name="P25"><text:span text:style-name="T80">Sala de aula: </text:span>Circuitos Magnéticos e Indução Eletromagnética</text:p>
          </table:table-cell>
        </table:table-row>
        <table:table-row table:style-name="Table3.1">
          <table:table-cell table:style-name="Table3.A3" office:value-type="string">
            <text:p text:style-name="P35">6</text:p>
          </table:table-cell>
          <table:table-cell table:style-name="Table3.B3" office:value-type="string">
            <text:p text:style-name="P27">Laboratório: C<text:span text:style-name="T76">ircuitos magnéticos e </text:span>I<text:span text:style-name="T76">ndução </text:span>Eletromagnética (<text:span text:style-name="T80">exercícios</text:span>)</text:p>
            <text:p text:style-name="P22">Princípios de Corrente Alternada: dispositivos básicos (Indutores, Transformadores, Capacitores, fasores)</text:p>
          </table:table-cell>
        </table:table-row>
        <table:table-row table:style-name="Table3.1">
          <table:table-cell table:style-name="Table3.A3" office:value-type="string">
            <text:p text:style-name="P35">7</text:p>
          </table:table-cell>
          <table:table-cell table:style-name="Table3.B3" office:value-type="string">
            <text:p text:style-name="P24"><text:span text:style-name="T78">Laboratório</text:span>: comandos elétricos</text:p>
            <text:p text:style-name="P22"><text:span text:style-name="T78">Sala de aula:</text:span> dispositivos básicos <text:s/><text:span text:style-name="T78">de CA </text:span>(Indutores, Transformadores, Capacitores, fasores)</text:p>
          </table:table-cell>
        </table:table-row>
        <table:table-row table:style-name="Table3.1">
          <table:table-cell table:style-name="Table3.A3" office:value-type="string">
            <text:p text:style-name="P35">8</text:p>
          </table:table-cell>
          <table:table-cell table:style-name="Table3.B3" office:value-type="string">
            <text:p text:style-name="P24"><text:span text:style-name="T78">Laboratório</text:span>: Aplicações de eletromagnetismo: Transformadores</text:p>
            <text:p text:style-name="P22"><text:span text:style-name="T78">Sala de aula: </text:span>os números complexos e os fasores </text:p>
          </table:table-cell>
        </table:table-row>
        <table:table-row table:style-name="Table3.1">
          <table:table-cell table:style-name="Table3.A3" office:value-type="string">
            <text:p text:style-name="P35">9</text:p>
          </table:table-cell>
          <table:table-cell table:style-name="Table3.B3" office:value-type="string">
            <text:p text:style-name="P24"><text:span text:style-name="T78">Laboratório</text:span>: Exercícios sobre números complexos</text:p>
            <text:p text:style-name="P22">Circuitos de corrente alternada: Impedância e circuitos com fasores</text:p>
          </table:table-cell>
        </table:table-row>
        <table:table-row table:style-name="Table3.1">
          <table:table-cell table:style-name="Table3.A3" office:value-type="string">
            <text:p text:style-name="P35">10</text:p>
          </table:table-cell>
          <table:table-cell table:style-name="Table3.B3" office:value-type="string">
            <text:p text:style-name="P24"><text:span text:style-name="T78">Laboratório</text:span>: Análise fasoria<text:span text:style-name="T78">l</text:span></text:p>
            <text:p text:style-name="P22"><text:span text:style-name="T78">Sala de aula: </text:span>Potência em Corrente Alternada e correção do fator de potência</text:p>
          </table:table-cell>
        </table:table-row>
        <table:table-row table:style-name="Table3.1">
          <table:table-cell table:style-name="Table3.A1" office:value-type="string">
            <text:p text:style-name="P35">11</text:p>
          </table:table-cell>
          <table:table-cell table:style-name="Table3.B1" office:value-type="string">
            <text:p text:style-name="P27">Laboratório: exercícios de revisão para prova 1</text:p>
            <text:p text:style-name="P27">Sala de aula: prova1</text:p>
          </table:table-cell>
        </table:table-row>
        <table:table-row table:style-name="Table3.1">
          <table:table-cell table:style-name="Table3.A3" office:value-type="string">
            <text:p text:style-name="P34"/>
          </table:table-cell>
          <table:table-cell table:style-name="Table3.B3" office:value-type="string">
            <text:p text:style-name="P15">Unidade II: Máquinas Elétricas e Sistemas Polifásicos</text:p>
          </table:table-cell>
        </table:table-row>
        <table:table-row table:style-name="Table3.1">
          <table:table-cell table:style-name="Table3.A3" office:value-type="string">
            <text:p text:style-name="P35">12</text:p>
          </table:table-cell>
          <table:table-cell table:style-name="Table3.B3" office:value-type="string">
            <text:p text:style-name="P28">Laboratório: Máquinas <text:span text:style-name="T80">elétricas (</text:span>históri<text:span text:style-name="T80">co)</text:span></text:p>
            <text:p text:style-name="P28">Sala de aula: geradores CC e CA</text:p>
          </table:table-cell>
        </table:table-row>
        <table:table-row table:style-name="Table3.1">
          <table:table-cell table:style-name="Table3.A3" office:value-type="string">
            <text:p text:style-name="P35">13</text:p>
          </table:table-cell>
          <table:table-cell table:style-name="Table3.B3" office:value-type="string">
            <text:p text:style-name="P29">Laboratório: <text:span text:style-name="T83">Exercícios</text:span></text:p>
            <text:p text:style-name="P29">Sala de aula: geradores CC e CA</text:p>
          </table:table-cell>
        </table:table-row>
        <table:table-row table:style-name="Table3.1">
          <table:table-cell table:style-name="Table3.A3" office:value-type="string">
            <text:p text:style-name="P35">14</text:p>
          </table:table-cell>
          <table:table-cell table:style-name="Table3.B3" office:value-type="string">
            <text:p text:style-name="P28">Laboratório: Exercícios</text:p>
            <text:p text:style-name="P28">Sala de aula: Motores CC <text:span text:style-name="T80">e CA</text:span></text:p>
          </table:table-cell>
        </table:table-row>
        <table:table-row table:style-name="Table3.1">
          <table:table-cell table:style-name="Table3.A3" office:value-type="string">
            <text:p text:style-name="P35">15</text:p>
          </table:table-cell>
          <table:table-cell table:style-name="Table3.B3" office:value-type="string">
            <text:p text:style-name="P28">Laboratório: Acionamento de um motor CC</text:p>
            <text:p text:style-name="P28">Sala de Aula: Motores <text:span text:style-name="T80">CC e </text:span>CA</text:p>
          </table:table-cell>
        </table:table-row>
        <table:table-row table:style-name="Table3.1">
          <table:table-cell table:style-name="Table3.A3" office:value-type="string">
            <text:p text:style-name="P35">16</text:p>
          </table:table-cell>
          <table:table-cell table:style-name="Table3.B3" office:value-type="string">
            <text:p text:style-name="P28">Laboratório: Acionamento de um motor universal (CC e CA)</text:p>
            <text:p text:style-name="P28">Sala de Aula: <text:span text:style-name="T80">sistemas polifásicos</text:span></text:p>
          </table:table-cell>
        </table:table-row>
        <table:table-row table:style-name="Table3.20">
          <table:table-cell table:style-name="Table3.A3" office:value-type="string">
            <text:p text:style-name="P35">17</text:p>
          </table:table-cell>
          <table:table-cell table:style-name="Table3.B3" office:value-type="string">
            <text:p text:style-name="P28">Laboratório: Instalações elétricas</text:p>
            <text:p text:style-name="P28">Sala de aula: <text:span text:style-name="T82">S</text:span>istemas polifásicos</text:p>
          </table:table-cell>
        </table:table-row>
        <table:table-row table:style-name="Table3.1">
          <table:table-cell table:style-name="Table3.A3" office:value-type="string">
            <text:p text:style-name="P35">-</text:p>
          </table:table-cell>
          <table:table-cell table:style-name="Table3.B3" office:value-type="string">
            <text:p text:style-name="P30">Laboratório: <text:span text:style-name="T79">Sistemas polifásicos (exercícios)</text:span></text:p>
            <text:p text:style-name="P31">Sala de aula: Sistemas polifásicos </text:p>
          </table:table-cell>
        </table:table-row>
        <text:soft-page-break/>
        <table:table-row table:style-name="Table3.1">
          <table:table-cell table:style-name="Table3.A3" office:value-type="string">
            <text:p text:style-name="P35">18</text:p>
          </table:table-cell>
          <table:table-cell table:style-name="Table3.B3" office:value-type="string">
            <text:p text:style-name="P32">Laboratório: <text:span text:style-name="T81">prova 2</text:span></text:p>
            <text:p text:style-name="P32">Sala de aula: revisão para a prova 2</text:p>
          </table:table-cell>
        </table:table-row>
        <table:table-row table:style-name="Table3.1">
          <table:table-cell table:style-name="Table3.A3" office:value-type="string">
            <text:p text:style-name="P16">19</text:p>
          </table:table-cell>
          <table:table-cell table:style-name="Table3.B3" office:value-type="string">
            <text:p text:style-name="P19">Entrega (e discussão <text:span text:style-name="T67">em sala</text:span>) da <text:span text:style-name="T67">P</text:span>2 – <text:span text:style-name="T75">horário a combinar</text:span></text:p>
            <text:p text:style-name="P18">EXAME ESPECIAL</text:p>
          </table:table-cell>
        </table:table-row>
        <table:table-row table:style-name="Table3.1">
          <table:table-cell table:style-name="Table3.B1" table:number-columns-spanned="2" office:value-type="string">
            <text:p text:style-name="P37">Bibliografia básica: </text:p>
            <text:p text:style-name="P50"><text:span text:style-name="T54">[</text:span><text:span text:style-name="T55">1</text:span><text:span text:style-name="T54">] CHAPMAN, S. J. </text:span><text:span text:style-name="T58">Fundamentos de Máquinas Elétricas.</text:span><text:span text:style-name="T54"> 5. ed. São Paulo&gt; McGrawHill, 2013.</text:span><text:span text:style-name="T57">2006.</text:span> </text:p>
            <text:p text:style-name="P51">[2] <text:span text:style-name="T54">BOYLESTAD, R. L.; NASHELSKY, L. </text:span><text:span text:style-name="T59">Introdução à Análise de Circuitos</text:span><text:span text:style-name="T54"> . 1. ed., Pearson, 2011.</text:span></text:p>
            <text:p text:style-name="P50">[<text:span text:style-name="T74">3</text:span>] FRANCHI, C. M. <text:span text:style-name="T11">Acionamentos Elétricos.</text:span> 4. ed. São Paulo: Érica, 2010.</text:p>
            <text:p text:style-name="P38">Bibliografia complementar:</text:p>
            <text:p text:style-name="P53"><text:span text:style-name="T65">[</text:span><text:span text:style-name="T56">1</text:span><text:span text:style-name="T65">] COTRIM, A. M. B. </text:span><text:span text:style-name="T66">Instalações Elétricas</text:span><text:span text:style-name="T65">. 5. ed., São Paulo: McGrawHill do Brasil, 2009.</text:span></text:p>
            <text:p text:style-name="P47"><text:span text:style-name="T54"><text:s/>[2] GUSSOW, M. </text:span><text:span text:style-name="T59">Eletricidade Básica.</text:span><text:span text:style-name="T54"> São Paulo: Makron Books, 1997.</text:span></text:p>
            <text:p text:style-name="P47"><text:span text:style-name="T54"><text:s/>[3] FLARYS, F. </text:span><text:span text:style-name="T59">Eletrotécnica Geral: teoria e Exercícios resolvidos.</text:span><text:span text:style-name="T54"> 1. ed. Barueri-SP: Manole, 2006.</text:span></text:p>
            <text:p text:style-name="P47"><text:span text:style-name="T54"><text:s/>[4</text:span><text:span text:style-name="T59">]</text:span><text:span text:style-name="T54"> </text:span><text:span text:style-name="T60">GRAY, A.; WALLACE, A. </text:span><text:span text:style-name="T59">Eletrotécnica: Princípios e Aplicações.</text:span><text:span text:style-name="T54"> Livros Técnicos e Científicos S.A., 1982.</text:span></text:p>
            <text:p text:style-name="P39"><text:span text:style-name="T24"><text:s/></text:span><text:span text:style-name="T32">[5] </text:span><text:span text:style-name="T53">MAGALDI, M. </text:span><text:span text:style-name="T52">Noções de Eletrotécnica</text:span><text:span text:style-name="T53">. Guanabara Dois, 1981.</text:span></text:p>
          </table:table-cell>
          <table:covered-table-cell/>
        </table:table-row>
        <table:table-row table:style-name="Table3.1">
          <table:table-cell table:style-name="Table3.B1" table:number-columns-spanned="2" office:value-type="string">
            <text:p text:style-name="P49"><text:span text:style-name="T21">Sistema de avaliação:</text:span><text:span text:style-name="T20"> </text:span><text:span text:style-name="T33">A</text:span><text:span text:style-name="T20">ssiduidade, </text:span><text:span text:style-name="T42">exercícios em sala</text:span><text:span text:style-name="T20">, </text:span><text:span text:style-name="T34">provas e</text:span><text:span text:style-name="T20"> relatórios técnicos.</text:span></text:p>
            <text:p text:style-name="P48">P1: <text:span text:style-name="T71">4</text:span> pontos</text:p>
            <text:p text:style-name="P48">P2: <text:span text:style-name="T71">4</text:span> pontos</text:p>
            <text:p text:style-name="P48"><text:span text:style-name="T71">Exercícios e P</text:span>ráticas: <text:span text:style-name="T71">2</text:span> pontos</text:p>
            <text:p text:style-name="P5"><text:span text:style-name="T27">Prova 1</text:span><text:span text:style-name="T20"> </text:span><text:span text:style-name="T45"></text:span><text:span text:style-name="T21"> </text:span><text:span text:style-name="T26"><text:s/></text:span><text:span text:style-name="T21"><text:s text:c="10"/></text:span></text:p>
            <text:p text:style-name="P5"><text:span text:style-name="T27">Prova 2</text:span><text:span text:style-name="T30"> </text:span><text:span text:style-name="T47"></text:span><text:span text:style-name="T22"> <text:s text:c="2"/></text:span></text:p>
            <text:p text:style-name="P3"><text:span text:style-name="T21">Exame Especial </text:span><text:span text:style-name="T47"></text:span><text:span text:style-name="T22"> </text:span></text:p>
            <text:p text:style-name="P20"><text:span text:style-name="T8">Observações:</text:span> </text:p>
            <text:p text:style-name="P20"><text:span text:style-name="T8">1)</text:span> Não será permitido fazer aula prática fora do horário da turma matriculada;</text:p>
            <text:p text:style-name="P20"><text:span text:style-name="T8">2)</text:span> Os relatórios técnicos só poderão ser entregues com a participação na prática;</text:p>
            <text:p text:style-name="P21"><text:span text:style-name="T9">3) </text:span><text:span text:style-name="T72">D</text:span>evolução de provas e trabalhos: Nas datas mencionadas no plano de ensino (Resolução CEPE 2.180, de 05 de agosto de 2002);</text:p>
            <text:p text:style-name="P4"><text:span text:style-name="T63">4</text:span><text:span text:style-name="T64">)</text:span><text:span text:style-name="T61"> A disciplina é presencial </text:span><text:span text:style-name="T62">e pré-requisito para o Exame Especial</text:span><text:span text:style-name="T20">: </text:span><text:span text:style-name="T31">vide </text:span><text:span text:style-name="T20">Resolução CEPE N</text:span><text:span text:style-name="T5">0</text:span><text:span text:style-name="T20"> 2.880 (de 08/05/2006) </text:span><text:span text:style-name="T44"></text:span><text:span text:style-name="T20"> <text:s/>Pré-requisito: Freq</text:span><text:span text:style-name="T31">u</text:span><text:span text:style-name="T20">ência mínima de 75% </text:span><text:span text:style-name="T40">das aulas dadas</text:span><text:span text:style-name="T39"> </text:span></text:p>
            <text:p text:style-name="P45">Conteúdo para o exame especial total (EET): toda a matéria, <text:span text:style-name="T3">de natureza dissertativa</text:span><text:span text:style-name="T72">;</text:span></text:p>
            <text:p text:style-name="P46">Conteúdo para o exame especial parcial (EEP): Referente às avaliações pedidas, <text:span text:style-name="T3">de natureza dissertativa</text:span><text:span text:style-name="T73"> </text:span><text:span text:style-name="T46"> </text:span>para o aluno que se ausentar em, no máximo, 50% das avaliações (i.e., prova 1 ou prova 2). Neste caso, o aluno tem a opção de fazer o EEP ou EET. <text:span text:style-name="T2">Comunicar a opção até 2 dias antes do exame especial</text:span>.</text:p>
            <text:p text:style-name="P41"/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fo:color="#00000a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1pt" style:font-size-asian="11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language="pt" fo:country="BR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2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St3z0" style:family="text">
      <style:text-properties style:font-name="Wingdings" fo:font-family="Wingdings" style:font-pitch="variable" style:font-charset="x-symbol" fo:font-size="12pt" fo:font-style="normal" style:text-underline-style="none" fo:font-weight="normal" style:font-size-asian="12pt" style:font-style-asian="normal" style:font-weight-asian="normal" style:font-name-complex="Wingdings" style:font-family-complex="Wingdings" style:font-pitch-complex="variable" style:font-charset-complex="x-symbol"/>
    </style:style>
    <style:style style:name="WW8NumSt4z0" style:family="text">
      <style:text-properties style:font-name="Wingdings" fo:font-family="Wingdings" style:font-pitch="variable" style:font-charset="x-symbol" fo:font-size="12pt" fo:font-style="normal" style:text-underline-style="none" fo:font-weight="normal" style:font-size-asian="12pt" style:font-style-asian="normal" style:font-weight-asian="norma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(" style:num-suffix=") " style:num-format="1" text:start-value="6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 " style:num-format="1" text:start-value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6.263cm" fo:margin-left="-0.132cm" table:align="left" style:writing-mode="lr-tb"/>
    </style:style>
    <style:style style:name="Table4.A" style:family="table-column">
      <style:table-column-properties style:column-width="1.875cm"/>
    </style:style>
    <style:style style:name="Table4.B" style:family="table-column">
      <style:table-column-properties style:column-width="11.751cm"/>
    </style:style>
    <style:style style:name="Table4.C" style:family="table-column">
      <style:table-column-properties style:column-width="2.637cm"/>
    </style:style>
    <style:style style:name="Table4.1" style:family="table-row">
      <style:table-row-properties style:min-row-height="1.603cm"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4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8pt" fo:language="pt" fo:country="BR" fo:font-weight="bold" style:font-size-asian="8pt" style:font-weight-asian="bold"/>
    </style:style>
    <style:style style:name="MP3" style:family="paragraph">
      <loext:graphic-properties draw:fill="none" draw:fill-color="#99ccff"/>
      <style:paragraph-properties fo:margin-left="0cm" fo:margin-right="0cm" fo:margin-top="0cm" fo:margin-bottom="0cm" fo:line-height="93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13c4a4"/>
    </style:style>
    <style:style style:name="M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2.54cm" fo:margin-left="2.7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701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1"><draw:frame draw:style-name="Mfr1" draw:name="graphics1" text:anchor-type="as-char" svg:width="0.734cm" svg:height="1.52cm" draw:z-index="2"><draw:image xlink:href="Pictures/200000110000184A000032BFC8EC5342DF2EC328.wmf" xlink:type="simple" xlink:show="embed" xlink:actuate="onLoad"/></draw:frame></text:p>
            </table:table-cell>
            <table:table-cell table:style-name="Table4.A1" office:value-type="string">
              <text:p text:style-name="MP2">DEPARTAMENTO DE ENGENHARIA DE CONTROLE <text:span text:style-name="MT1">&amp;</text:span> AUTOMAÇÃO</text:p>
              <text:p text:style-name="MP2">ESCOLA DE MINAS - UFOP</text:p>
              <text:p text:style-name="MP2">PLANO DE ENSINO</text:p>
            </table:table-cell>
            <table:table-cell table:style-name="Table4.C1" office:value-type="string">
              <text:p text:style-name="MP1"><draw:frame text:anchor-type="paragraph" draw:z-index="3" draw:style-name="Mgr1" draw:text-style-name="MP3" svg:width="1.68cm" svg:height="1.329cm" svg:x="0.217cm" svg:y="0.042cm"><draw:image xlink:href="Pictures/1000000000000098000000988AB89EF9CDE4FD0A.png" xlink:type="simple" xlink:show="embed" xlink:actuate="onLoad"><text:p/></draw:image></draw:frame><text:bookmark text:name="_1096709094"/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TEF/UFOP                                       20 SEMESTRE/96</dc:title>
    <meta:initial-creator>FUNDACAO GORCEIX</meta:initial-creator>
    <meta:creation-date>2012-02-24T09:24:00</meta:creation-date>
    <dc:date>2017-03-10T11:02:02.942005216</dc:date>
    <meta:print-date>2005-03-16T14:33:00</meta:print-date>
    <meta:editing-cycles>138</meta:editing-cycles>
    <meta:editing-duration>PT23H40M14S</meta:editing-duration>
    <meta:generator>LibreOffice/5.1.6.2$Linux_X86_64 LibreOffice_project/10m0$Build-2</meta:generator>
    <dc:creator>Danny Tonidandel</dc:creator>
    <meta:document-statistic meta:table-count="4" meta:image-count="1" meta:object-count="0" meta:page-count="2" meta:paragraph-count="108" meta:word-count="727" meta:character-count="4966" meta:non-whitespace-character-count="4307"/>
    <meta:user-defined meta:name="Info 1"/>
    <meta:user-defined meta:name="Info 2"/>
    <meta:user-defined meta:name="Info 3"/>
    <meta:user-defined meta:name="Info 4"/>
  </office:meta>
</office:document-meta>
</file>